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H</mi>
        <mo stretchy="false">=</mo>
        <mrow>
          <msub>
            <mi>H</mi>
            <mn>0</mn>
          </msub>
          <mo stretchy="false">+</mo>
          <mfrac>
            <mrow>
              <mi>e</mi>
            </mrow>
            <mrow>
              <mn>2</mn>
              <msub>
                <mi>m</mi>
                <mtext>e</mtext>
              </msub>
            </mrow>
          </mfrac>
        </mrow>
      </mrow>
      <mrow>
        <mrow>
          <mover accent="true">
            <mstyle mathvariant="bold">
              <mrow>
                <mi>L</mi>
              </mrow>
            </mstyle>
            <mo stretchy="false">̂</mo>
          </mover>
          <mo stretchy="false">⋅</mo>
          <mstyle mathvariant="bold">
            <mrow>
              <mi>B</mi>
            </mrow>
          </mstyle>
        </mrow>
        <mo stretchy="false">+</mo>
        <mfrac>
          <mrow>
            <msup>
              <mi>e</mi>
              <mn>2</mn>
            </msup>
            <msup>
              <mi>B</mi>
              <mn>2</mn>
            </msup>
          </mrow>
          <mrow>
            <mn>8</mn>
            <msub>
              <mi>m</mi>
              <mtext>e</mtext>
            </msub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i>p</mi>
        </munderover>
        <msubsup>
          <mi>r</mi>
          <mi>i</mi>
          <mn>2</mn>
        </msubsup>
      </mrow>
      <msup>
        <mi>sin</mi>
        <mn>2</mn>
      </msup>
      <msub>
        <mo stretchy="false">ϑ</mo>
        <mi>i</mi>
      </msub>
    </mrow>
    <annotation encoding="StarMath 5.0">H = H _0 
+ {e} over {2 m _"e"} hat bold L cdot bold B 
+ {e ^2 B ^2} over {8 m _"e"} sum from {i=1} to p r _i ^2 sin ^2 %ivartheta 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0:03:14.083000000</meta:creation-date>
    <meta:generator>LibreOffice/4.1.4.2$Windows_x86 LibreOffice_project/0a0440ccc0227ad9829de5f46be37cfb6edcf72</meta:generator>
  </office:meta>
</office:document-meta>
</file>